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" officeooo:rsid="000155ca" officeooo:paragraph-rsid="000155ca"/>
    </style:style>
    <style:style style:name="P2" style:family="paragraph" style:parent-style-name="Standard">
      <style:paragraph-properties fo:margin-top="0cm" fo:margin-bottom="0cm" style:contextual-spacing="false"/>
      <style:text-properties style:font-name="Calibri" fo:font-size="11pt" officeooo:rsid="000155ca" officeooo:paragraph-rsid="0005f17c" style:font-size-asian="11pt" style:font-size-complex="11pt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" fo:font-size="11pt" officeooo:rsid="000155ca" officeooo:paragraph-rsid="00087b45" style:font-size-asian="11pt" style:font-size-complex="11pt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style:font-name="Calibri" fo:font-size="11pt" officeooo:rsid="000155ca" officeooo:paragraph-rsid="00087b45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/>
      <style:text-properties style:use-window-font-color="true" style:font-name="Calibri" fo:font-size="11pt" officeooo:rsid="000155ca" officeooo:paragraph-rsid="000155ca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style:font-name="Calibri" fo:font-size="11pt" officeooo:rsid="000155ca" officeooo:paragraph-rsid="00087b45" style:font-size-asian="11pt" style:font-size-complex="11pt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font-name="Calibri" fo:font-size="11pt" officeooo:rsid="00090c5b" officeooo:paragraph-rsid="00090c5b" style:font-size-asian="11pt" style:font-size-complex="11pt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font-name="Calibri" fo:font-size="11pt" officeooo:rsid="0009238e" officeooo:paragraph-rsid="0009238e" style:font-size-asian="11pt" style:font-size-complex="11pt"/>
    </style:style>
    <style:style style:name="P9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334a6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5f17c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5f17c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2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908de" officeooo:paragraph-rsid="000908de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3" style:family="paragraph" style:parent-style-name="Standard">
      <style:paragraph-properties fo:margin-top="0cm" fo:margin-bottom="0cm" style:contextual-spacing="false"/>
      <style:text-properties fo:color="#0000ff" style:text-outline="false" style:text-line-through-style="none" style:font-name="Calibri" fo:font-size="11pt" fo:font-style="normal" fo:text-shadow="none" style:text-underline-style="none" fo:font-weight="normal" officeooo:rsid="000334a6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/>
      <style:text-properties fo:color="#008000" style:text-outline="false" style:text-line-through-style="none" style:font-name="Calibri" fo:font-size="11pt" fo:font-style="normal" fo:text-shadow="none" style:text-underline-style="none" fo:font-weight="normal" officeooo:rsid="0005f17c" officeooo:paragraph-rsid="00090c5b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5f17c" officeooo:paragraph-rsid="00090c5b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5f17c" officeooo:paragraph-rsid="0009238e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T1" style:family="text">
      <style:text-properties fo:color="#ff0000" style:text-outline="false" style:text-line-through-style="none" fo:font-style="normal" fo:text-shadow="none" style:text-underline-style="none" fo:font-weight="normal" officeooo:rsid="00087b45" style:letter-kerning="true" style:font-name-asian="Tahoma" style:font-style-asian="normal" style:font-weight-asian="normal" style:font-name-complex="Arial1" style:text-emphasize="none"/>
    </style:style>
    <style:style style:name="T2" style:family="text">
      <style:text-properties fo:color="#ff0000" officeooo:rsid="00087b45"/>
    </style:style>
    <style:style style:name="T3" style:family="text">
      <style:text-properties fo:color="#0000ff" style:text-outline="false" style:text-line-through-style="none" fo:font-style="normal" fo:text-shadow="none" style:text-underline-style="none" fo:font-weight="normal" officeooo:rsid="000334a6" style:letter-kerning="true" style:font-name-asian="Tahoma" style:font-style-asian="normal" style:font-weight-asian="normal" style:font-name-complex="Arial1" style:text-emphasize="none"/>
    </style:style>
    <style:style style:name="T4" style:family="text">
      <style:text-properties fo:color="#0000ff" officeooo:rsid="000334a6"/>
    </style:style>
    <style:style style:name="T5" style:family="text">
      <style:text-properties fo:color="#999999" style:text-outline="false" style:text-line-through-style="none" fo:font-style="normal" fo:text-shadow="none" style:text-underline-style="none" fo:font-weight="normal" officeooo:rsid="0005f17c" style:letter-kerning="true" style:font-name-asian="Tahoma" style:font-style-asian="normal" style:font-weight-asian="normal" style:font-name-complex="Arial1" style:text-emphasize="none"/>
    </style:style>
    <style:style style:name="T6" style:family="text">
      <style:text-properties fo:color="#999999" officeooo:rsid="0005f17c"/>
    </style:style>
    <style:style style:name="T7" style:family="text">
      <style:text-properties officeooo:rsid="00087b45"/>
    </style:style>
    <style:style style:name="T8" style:family="text">
      <style:text-properties style:text-outline="false" style:text-line-through-style="none" fo:font-style="normal" fo:text-shadow="none" style:text-underline-style="none" fo:font-weight="normal" officeooo:rsid="0005f17c" style:letter-kerning="true" style:font-name-asian="Tahoma" style:font-style-asian="normal" style:font-weight-asian="normal" style:font-name-complex="Arial1" style:text-emphasize="none"/>
    </style:style>
    <style:style style:name="T9" style:family="text">
      <style:text-properties style:text-outline="false" style:text-line-through-style="none" fo:font-style="normal" fo:text-shadow="none" style:text-underline-style="none" fo:font-weight="normal" officeooo:rsid="00087b45" style:letter-kerning="true" style:font-name-asian="Tahoma" style:font-style-asian="normal" style:font-weight-asian="normal" style:font-name-complex="Arial1" style:text-emphasize="none"/>
    </style:style>
    <style:style style:name="T10" style:family="text">
      <style:text-properties style:text-outline="false" style:text-line-through-style="none" fo:font-style="normal" fo:text-shadow="none" style:text-underline-style="none" fo:font-weight="normal" officeooo:rsid="000908de" style:letter-kerning="true" style:font-name-asian="Tahoma" style:font-style-asian="normal" style:font-weight-asian="normal" style:font-name-complex="Arial1" style:text-emphasize="none"/>
    </style:style>
    <style:style style:name="T11" style:family="text">
      <style:text-properties style:text-outline="false" style:text-line-through-style="none" fo:font-style="normal" fo:text-shadow="none" style:text-underline-style="none" fo:font-weight="normal" officeooo:rsid="0009a8ad" style:letter-kerning="true" style:font-name-asian="Tahoma" style:font-style-asian="normal" style:font-weight-asian="normal" style:font-name-complex="Arial1" style:text-emphasize="none"/>
    </style:style>
    <style:style style:name="T12" style:family="text">
      <style:text-properties style:text-outline="false" style:text-line-through-style="none" fo:font-style="normal" fo:text-shadow="none" style:text-underline-style="none" fo:font-weight="normal" officeooo:rsid="000d7da5" style:letter-kerning="true" style:font-name-asian="Tahoma" style:font-style-asian="normal" style:font-weight-asian="normal" style:font-name-complex="Arial1" style:text-emphasize="none"/>
    </style:style>
    <style:style style:name="T13" style:family="text">
      <style:text-properties officeooo:rsid="000908de"/>
    </style:style>
    <style:style style:name="T14" style:family="text">
      <style:text-properties fo:color="#008000" style:text-outline="false" style:text-line-through-style="none" fo:font-style="normal" fo:text-shadow="none" style:text-underline-style="none" fo:font-weight="normal" officeooo:rsid="0005f17c" style:letter-kerning="true" style:font-name-asian="Tahoma" style:font-style-asian="normal" style:font-weight-asian="normal" style:font-name-complex="Arial1" style:text-emphasize="none"/>
    </style:style>
    <style:style style:name="T15" style:family="text">
      <style:text-properties officeooo:rsid="000b9296"/>
    </style:style>
    <style:style style:name="T16" style:family="text">
      <style:text-properties officeooo:rsid="000d7d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<text:span text:style-name="T15">5</text:span>-<text:span text:style-name="T7">1</text:span>.vbs</text:p>
      <text:p text:style-name="P5"/>
      <text:p text:style-name="P12">PrintSum <text:span text:style-name="T2">6</text:span>, <text:span text:style-name="T2">8</text:span></text:p>
      <text:p text:style-name="P12">PrintSum <text:span text:style-name="T2">2</text:span>, <text:span text:style-name="T2">9</text:span></text:p>
      <text:p text:style-name="P12"/>
      <text:p text:style-name="P12"><text:span text:style-name="T4">Sub</text:span> PrintSum(number1, number2)</text:p>
      <text:p text:style-name="P12"><text:s text:c="2"/><text:span text:style-name="T4">Dim</text:span> result</text:p>
      <text:p text:style-name="P12"><text:s text:c="2"/>result = number1 + number2</text:p>
      <text:p text:style-name="P12"><text:s text:c="2"/>MsgBox number1 &amp; <text:span text:style-name="T6">" + "</text:span> &amp; number2 &amp; <text:span text:style-name="T6">" = "</text:span> &amp; result</text:p>
      <text:p text:style-name="P12"><text:span text:style-name="T4">End</text:span> <text:span text:style-name="T4">Sub</text:span></text:p>
      <text:p text:style-name="P13"/>
      <text:p text:style-name="P2">–---------------------------------------------------------------------------------------------------------------------------------------------</text:p>
      <text:p text:style-name="P3"/>
      <text:p text:style-name="P3">Example<text:span text:style-name="T16">5</text:span>-<text:span text:style-name="T7">2</text:span>.vbs</text:p>
      <text:p text:style-name="P4"/>
      <text:p text:style-name="P7"><text:span text:style-name="T3">Dim</text:span><text:span text:style-name="T8"> sum</text:span></text:p>
      <text:p text:style-name="P15"/>
      <text:p text:style-name="P14">'Add this to see control flow</text:p>
      <text:p text:style-name="P14">'MsgBox "Before the function call"</text:p>
      <text:p text:style-name="P7"><text:span text:style-name="T8">sum = GetSum(</text:span><text:span text:style-name="T1">5</text:span><text:span text:style-name="T8">, </text:span><text:span text:style-name="T1">7</text:span><text:span text:style-name="T8">)</text:span></text:p>
      <text:p text:style-name="P7"><text:span text:style-name="T8">MsgBox </text:span><text:span text:style-name="T5">"The result is "</text:span><text:span text:style-name="T8"> &amp; sum</text:span></text:p>
      <text:p text:style-name="P14">'MsgBox "After the function, the result is " &amp; sum</text:p>
      <text:p text:style-name="P15"/>
      <text:p text:style-name="P7"><text:span text:style-name="T3">Function</text:span><text:span text:style-name="T8"> GetSum(sum1, sum2)</text:span></text:p>
      <text:p text:style-name="P7"><text:span text:style-name="T8"><text:s/></text:span><text:span text:style-name="T14"><text:s/>'Add this to see control flow</text:span></text:p>
      <text:p text:style-name="P7"><text:span text:style-name="T8"><text:s/></text:span><text:span text:style-name="T14"><text:s/>'MsgBox "In the function"</text:span></text:p>
      <text:p text:style-name="P15"><text:s text:c="2"/>GetSum = sum1 + sum2</text:p>
      <text:p text:style-name="P7"><text:span text:style-name="T3">End</text:span><text:span text:style-name="T8"> </text:span><text:span text:style-name="T3">Function</text:span></text:p>
      <text:p text:style-name="P9"/>
      <text:p text:style-name="P10">–---------------------------------------------------------------------------------------------------------------------------------------------</text:p>
      <text:p text:style-name="P11"/>
      <text:p text:style-name="P6"><text:span text:style-name="T8">Example</text:span><text:span text:style-name="T12">5</text:span><text:span text:style-name="T8">-</text:span><text:span text:style-name="T9">3</text:span><text:span text:style-name="T8">.vbs</text:span></text:p>
      <text:p text:style-name="P10"/>
      <text:p text:style-name="P8"><text:span text:style-name="T3">Dim</text:span><text:span text:style-name="T8"> a, b, result</text:span></text:p>
      <text:p text:style-name="P16"/>
      <text:p text:style-name="P8"><text:span text:style-name="T8">a = GetNumber(</text:span><text:span text:style-name="T5">"Enter first number:"</text:span><text:span text:style-name="T8">)</text:span></text:p>
      <text:p text:style-name="P8"><text:span text:style-name="T8">b = GetNumber(</text:span><text:span text:style-name="T5">"Enter second number:"</text:span><text:span text:style-name="T8">)</text:span></text:p>
      <text:p text:style-name="P16">result = a + b</text:p>
      <text:p text:style-name="P16">PrintResult result</text:p>
      <text:p text:style-name="P16"/>
      <text:p text:style-name="P8"><text:span text:style-name="T3">Sub</text:span><text:span text:style-name="T8"> PrintResult(r</text:span><text:span text:style-name="T11">es</text:span><text:span text:style-name="T8">)</text:span></text:p>
      <text:p text:style-name="P8"><text:span text:style-name="T8"><text:s text:c="2"/>MsgBox </text:span><text:span text:style-name="T5">"The result is: "</text:span><text:span text:style-name="T8"> &amp; r</text:span><text:span text:style-name="T11">es</text:span></text:p>
      <text:p text:style-name="P8"><text:span text:style-name="T3">End</text:span><text:span text:style-name="T8"> </text:span><text:span text:style-name="T3">Sub</text:span></text:p>
      <text:p text:style-name="P16"/>
      <text:p text:style-name="P8"><text:span text:style-name="T3">Function</text:span><text:span text:style-name="T8"> GetNumber(message)</text:span></text:p>
      <text:p text:style-name="P8"><text:span text:style-name="T8"><text:s text:c="2"/></text:span><text:span text:style-name="T3">Dim</text:span><text:span text:style-name="T8"> tmp</text:span></text:p>
      <text:p text:style-name="P8"><text:span text:style-name="T8"><text:s text:c="2"/></text:span><text:span text:style-name="T3">Do</text:span></text:p>
      <text:p text:style-name="P16"><text:s text:c="4"/>tmp = InputBox(message)</text:p>
      <text:p text:style-name="P8"><text:span text:style-name="T8"><text:s text:c="2"/></text:span><text:span text:style-name="T3">Loop</text:span><text:span text:style-name="T8"> </text:span><text:span text:style-name="T3">Until</text:span><text:span text:style-name="T8"> IsNumeric(tmp)</text:span></text:p>
      <text:p text:style-name="P16"><text:s text:c="2"/></text:p>
      <text:p text:style-name="P8"><text:span text:style-name="T8"><text:s text:c="2"/>GetNumber = </text:span><text:span text:style-name="T3">CInt</text:span><text:span text:style-name="T8">(tmp)</text:span></text:p>
      <text:p text:style-name="P8"><text:span text:style-name="T3">End</text:span><text:span text:style-name="T8"> </text:span><text:span text:style-name="T3">Func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14:41.774000000</meta:creation-date>
    <dc:date>2015-08-03T13:20:52.517000000</dc:date>
    <meta:editing-duration>PT5M15S</meta:editing-duration>
    <meta:editing-cycles>12</meta:editing-cycles>
    <meta:generator>LibreOffice/4.1.3.2$Windows_x86 LibreOffice_project/70feb7d99726f064edab4605a8ab840c50ec57a</meta:generator>
    <meta:print-date>2015-06-04T13:42:08.203000000</meta:print-date>
    <meta:document-statistic meta:table-count="0" meta:image-count="0" meta:object-count="0" meta:page-count="1" meta:paragraph-count="39" meta:word-count="139" meta:character-count="1077" meta:non-whitespace-character-count="948"/>
  </office:meta>
</office:document-meta>
</file>